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ínimo común multiplo</text:p>
          </table:table-cell>
          <table:table-cell table:formula="of:=LCM([.C$5:.C$7])" office:value-type="float" office:value="10080" calcext:value-type="float">
            <text:p>10080</text:p>
          </table:table-cell>
        </table:table-row>
      </table:table>
      <table:table table:name="AUTOSUMA" table:style-name="ta1">
        <table:table-column table:style-name="co1" table:number-columns-repeated="2" table:default-cell-style-name="Default"/>
        <table:table-column table:style-name="co1" table:number-columns-repeated="12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febrero</text:p>
          </table:table-cell>
          <table:table-cell table:style-name="Default" office:value-type="string" calcext:value-type="string">
            <text:p>marz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yo</text:p>
          </table:table-cell>
          <table:table-cell table:style-name="Default" office:value-type="string" calcext:value-type="string">
            <text:p>junio</text:p>
          </table:table-cell>
          <table:table-cell table:style-name="Default" office:value-type="string" calcext:value-type="string">
            <text:p>julio</text:p>
          </table:table-cell>
          <table:table-cell table:style-name="Default" office:value-type="string" calcext:value-type="string">
            <text:p>agosto</text:p>
          </table:table-cell>
          <table:table-cell table:style-name="Default" office:value-type="string" calcext:value-type="string">
            <text:p>septiembre</text:p>
          </table:table-cell>
          <table:table-cell table:style-name="Default" office:value-type="string" calcext:value-type="string">
            <text:p>octubre</text:p>
          </table:table-cell>
          <table:table-cell table:style-name="Default" office:value-type="string" calcext:value-type="string">
            <text:p>noviembre</text:p>
          </table:table-cell>
          <table:table-cell table:style-name="Default" office:value-type="string" calcext:value-type="string">
            <text:p>dicie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idad</text:p>
          </table:table-cell>
          <table:table-cell office:value-type="currency" office:currency="EUR" office:value="70" calcext:value-type="currency">
            <text:p>70 €</text:p>
          </table:table-cell>
          <table:table-cell office:value-type="currency" office:currency="EUR" office:value="73" calcext:value-type="currency">
            <text:p>73 €</text:p>
          </table:table-cell>
          <table:table-cell office:value-type="currency" office:currency="EUR" office:value="78" calcext:value-type="currency">
            <text:p>78 €</text:p>
          </table:table-cell>
          <table:table-cell office:value-type="currency" office:currency="EUR" office:value="67" calcext:value-type="currency">
            <text:p>67 €</text:p>
          </table:table-cell>
          <table:table-cell office:value-type="currency" office:currency="EUR" office:value="69" calcext:value-type="currency">
            <text:p>69 €</text:p>
          </table:table-cell>
          <table:table-cell office:value-type="currency" office:currency="EUR" office:value="81" calcext:value-type="currency">
            <text:p>81 €</text:p>
          </table:table-cell>
          <table:table-cell office:value-type="currency" office:currency="EUR" office:value="83" calcext:value-type="currency">
            <text:p>83 €</text:p>
          </table:table-cell>
          <table:table-cell office:value-type="currency" office:currency="EUR" office:value="90" calcext:value-type="currency">
            <text:p>90 €</text:p>
          </table:table-cell>
          <table:table-cell office:value-type="currency" office:currency="EUR" office:value="72" calcext:value-type="currency">
            <text:p>72 €</text:p>
          </table:table-cell>
          <table:table-cell office:value-type="currency" office:currency="EUR" office:value="70" calcext:value-type="currency">
            <text:p>70 €</text:p>
          </table:table-cell>
          <table:table-cell office:value-type="currency" office:currency="EUR" office:value="65" calcext:value-type="currency">
            <text:p>65 €</text:p>
          </table:table-cell>
          <table:table-cell office:value-type="currency" office:currency="EUR" office:value="67" calcext:value-type="currency">
            <text:p>67 €</text:p>
          </table:table-cell>
          <table:table-cell table:style-name="ce3" table:formula="of:=SUM([.C4:.N4])" office:value-type="currency" office:currency="EUR" office:value="885" calcext:value-type="currency">
            <text:p>885 €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currency" office:currency="EUR" office:value="44" calcext:value-type="currency">
            <text:p>44 €</text:p>
          </table:table-cell>
          <table:table-cell office:value-type="currency" office:currency="EUR" office:value="45" calcext:value-type="currency">
            <text:p>45 €</text:p>
          </table:table-cell>
          <table:table-cell office:value-type="currency" office:currency="EUR" office:value="43" calcext:value-type="currency">
            <text:p>43 €</text:p>
          </table:table-cell>
          <table:table-cell office:value-type="currency" office:currency="EUR" office:value="38" calcext:value-type="currency">
            <text:p>38 €</text:p>
          </table:table-cell>
          <table:table-cell office:value-type="currency" office:currency="EUR" office:value="39" calcext:value-type="currency">
            <text:p>39 €</text:p>
          </table:table-cell>
          <table:table-cell table:number-columns-repeated="3" office:value-type="currency" office:currency="EUR" office:value="35" calcext:value-type="currency">
            <text:p>35 €</text:p>
          </table:table-cell>
          <table:table-cell office:value-type="currency" office:currency="EUR" office:value="39" calcext:value-type="currency">
            <text:p>39 €</text:p>
          </table:table-cell>
          <table:table-cell office:value-type="currency" office:currency="EUR" office:value="41" calcext:value-type="currency">
            <text:p>41 €</text:p>
          </table:table-cell>
          <table:table-cell office:value-type="currency" office:currency="EUR" office:value="42" calcext:value-type="currency">
            <text:p>42 €</text:p>
          </table:table-cell>
          <table:table-cell office:value-type="currency" office:currency="EUR" office:value="45" calcext:value-type="currency">
            <text:p>45 €</text:p>
          </table:table-cell>
          <table:table-cell table:style-name="ce3" table:formula="of:=SUM([.C5:.N5])" office:value-type="currency" office:currency="EUR" office:value="481" calcext:value-type="currency">
            <text:p>481 €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number-columns-repeated="12" office:value-type="currency" office:currency="EUR" office:value="50" calcext:value-type="currency">
            <text:p>50 €</text:p>
          </table:table-cell>
          <table:table-cell table:style-name="ce3" table:formula="of:=SUM([.C6:.N6])" office:value-type="currency" office:currency="EUR" office:value="600" calcext:value-type="currency">
            <text:p>600 €</text:p>
          </table:table-cell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office:value-type="currency" office:currency="EUR" office:value="30" calcext:value-type="currency">
            <text:p>30 €</text:p>
          </table:table-cell>
          <table:table-cell office:value-type="currency" office:currency="EUR" office:value="32" calcext:value-type="currency">
            <text:p>32 €</text:p>
          </table:table-cell>
          <table:table-cell office:value-type="currency" office:currency="EUR" office:value="30" calcext:value-type="currency">
            <text:p>30 €</text:p>
          </table:table-cell>
          <table:table-cell office:value-type="currency" office:currency="EUR" office:value="35" calcext:value-type="currency">
            <text:p>35 €</text:p>
          </table:table-cell>
          <table:table-cell office:value-type="currency" office:currency="EUR" office:value="34" calcext:value-type="currency">
            <text:p>34 €</text:p>
          </table:table-cell>
          <table:table-cell office:value-type="currency" office:currency="EUR" office:value="39" calcext:value-type="currency">
            <text:p>39 €</text:p>
          </table:table-cell>
          <table:table-cell office:value-type="currency" office:currency="EUR" office:value="37" calcext:value-type="currency">
            <text:p>37 €</text:p>
          </table:table-cell>
          <table:table-cell office:value-type="currency" office:currency="EUR" office:value="40" calcext:value-type="currency">
            <text:p>40 €</text:p>
          </table:table-cell>
          <table:table-cell office:value-type="currency" office:currency="EUR" office:value="37" calcext:value-type="currency">
            <text:p>37 €</text:p>
          </table:table-cell>
          <table:table-cell table:number-columns-repeated="2" office:value-type="currency" office:currency="EUR" office:value="36" calcext:value-type="currency">
            <text:p>36 €</text:p>
          </table:table-cell>
          <table:table-cell office:value-type="currency" office:currency="EUR" office:value="34" calcext:value-type="currency">
            <text:p>34 €</text:p>
          </table:table-cell>
          <table:table-cell table:style-name="ce3" table:formula="of:=SUM([.C7:.N7])" office:value-type="currency" office:currency="EUR" office:value="420" calcext:value-type="currency">
            <text:p>420 €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/>
          <table:table-cell office:value-type="string" calcext:value-type="string">
            <text:p>Total mes</text:p>
          </table:table-cell>
          <table:table-cell table:formula="of:=SUM([.C4:.C8])" office:value-type="currency" office:currency="EUR" office:value="194" calcext:value-type="currency">
            <text:p>194 €</text:p>
          </table:table-cell>
          <table:table-cell table:formula="of:=SUM([.D4:.D8])" office:value-type="currency" office:currency="EUR" office:value="200" calcext:value-type="currency">
            <text:p>200 €</text:p>
          </table:table-cell>
          <table:table-cell table:formula="of:=SUM([.E4:.E8])" office:value-type="currency" office:currency="EUR" office:value="201" calcext:value-type="currency">
            <text:p>201 €</text:p>
          </table:table-cell>
          <table:table-cell table:formula="of:=SUM([.F4:.F8])" office:value-type="currency" office:currency="EUR" office:value="190" calcext:value-type="currency">
            <text:p>190 €</text:p>
          </table:table-cell>
          <table:table-cell table:formula="of:=SUM([.G4:.G8])" office:value-type="currency" office:currency="EUR" office:value="192" calcext:value-type="currency">
            <text:p>192 €</text:p>
          </table:table-cell>
          <table:table-cell table:formula="of:=SUM([.H4:.H8])" office:value-type="currency" office:currency="EUR" office:value="205" calcext:value-type="currency">
            <text:p>205 €</text:p>
          </table:table-cell>
          <table:table-cell table:formula="of:=SUM([.I4:.I8])" office:value-type="currency" office:currency="EUR" office:value="205" calcext:value-type="currency">
            <text:p>205 €</text:p>
          </table:table-cell>
          <table:table-cell table:formula="of:=SUM([.J4:.J8])" office:value-type="currency" office:currency="EUR" office:value="215" calcext:value-type="currency">
            <text:p>215 €</text:p>
          </table:table-cell>
          <table:table-cell table:formula="of:=SUM([.K4:.K8])" office:value-type="currency" office:currency="EUR" office:value="198" calcext:value-type="currency">
            <text:p>198 €</text:p>
          </table:table-cell>
          <table:table-cell table:formula="of:=SUM([.L4:.L8])" office:value-type="currency" office:currency="EUR" office:value="197" calcext:value-type="currency">
            <text:p>197 €</text:p>
          </table:table-cell>
          <table:table-cell table:formula="of:=SUM([.M4:.M8])" office:value-type="currency" office:currency="EUR" office:value="193" calcext:value-type="currency">
            <text:p>193 €</text:p>
          </table:table-cell>
          <table:table-cell table:formula="of:=SUM([.N4:.N8])" office:value-type="currency" office:currency="EUR" office:value="196" calcext:value-type="currency">
            <text:p>196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20:38:58.896899122</meta:creation-date>
    <meta:generator>LibreOffice/7.1.0.3$Linux_X86_64 LibreOffice_project/f6099ecf3d29644b5008cc8f48f42f4a40986e4c</meta:generator>
    <dc:date>2021-03-05T20:55:56.893158271</dc:date>
    <meta:editing-duration>PT5M17S</meta:editing-duration>
    <meta:editing-cycles>2</meta:editing-cycles>
    <meta:document-statistic meta:table-count="2" meta:cell-count="86" meta:object-count="0"/>
  </office:meta>
</office:document-meta>
</file>